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NF 13128 - mens. 08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09-16" calcext:value-type="date">
            <text:p>16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NF 13141 - mens. 09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0-15" calcext:value-type="date">
            <text:p>15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NF 13154 - mens. 10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1-14" calcext:value-type="date">
            <text:p>14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NF 13167 - mens. 11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2-16" calcext:value-type="date">
            <text:p>16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NF 13181 - mens. 12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5-01-15" calcext:value-type="date">
            <text:p>15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NF 13194 - mens. 01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2-14" calcext:value-type="date">
            <text:p>14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NF 13207 - mens. 02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3-25" calcext:value-type="date">
            <text:p>25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21 - mens. 03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4-17" calcext:value-type="date">
            <text:p>1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5 - mens. 04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5-14" calcext:value-type="date">
            <text:p>14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9 - mens. 05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6-17" calcext:value-type="date">
            <text:p>17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3 - mens. 06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7-15" calcext:value-type="date">
            <text:p>15/07/2025</text:p>
          </table:table-cell>
          <table:table-cell table:style-name="ce45" table:formula="of:=[.C12]-[.F1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Alteração p/ Soc. Unipessoal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26" office:value-type="date" office:date-value="2025-08-14" calcext:value-type="date">
            <text:p>14/08/2025</text:p>
          </table:table-cell>
          <table:table-cell table:style-name="ce45" table:formula="of:=[.C13]-[.F13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7 - mens. 07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8-14" calcext:value-type="date">
            <text:p>14/08/2025</text:p>
          </table:table-cell>
          <table:table-cell table:style-name="ce45" table:formula="of:=[.C14]-[.F14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91 - mens. 08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9-17" calcext:value-type="date">
            <text:p>17/09/2025</text:p>
          </table:table-cell>
          <table:table-cell table:style-name="ce45" table:formula="of:=[.C15]-[.F15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NF 13305 - mens. 09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10-14" calcext:value-type="date">
            <text:p>14/10/2025</text:p>
          </table:table-cell>
          <table:table-cell table:style-name="ce45" table:formula="of:=[.C16]-[.F16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6])" office:value-type="float" office:value="0" calcext:value-type="float">
            <text:p>-</text:p>
          </table:table-cell>
          <table:table-cell table:style-name="ce40"/>
          <table:table-cell table:style-name="ce47" table:number-columns-repeated="55"/>
        </table:table-row>
        <table:table-row table:style-name="ro3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47" table:number-columns-repeated="55"/>
        </table:table-row>
        <table:table-row table:style-name="ro4" table:number-rows-repeated="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1967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20">00/00/0000</text:date></text:span><text:span text:style-name="MT2"><text:s/>- </text:span><text:span text:style-name="MT2"><text:time style:data-style-name="N2" text:time-value="18:20:26.353984500">00:00:00</text:time></text:span><text:span text:style-name="MT2"><text:s/></text:span></text:p>
        </style:region-center>
        <style:region-right>
          <text:p><text:span text:style-name="MT4">Leandro Welder de Siqueira - filial 0002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eandro Welder de Siqueira - filial 0002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8:20:26.360214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1:56</meta:creation-date>
    <dc:date>2025-10-20T18:21:08.856860000</dc:date>
    <meta:print-date>2019-11-08T11:10:54.224000451</meta:print-date>
    <dc:language>pt-PT</dc:language>
    <meta:editing-cycles>649</meta:editing-cycles>
    <meta:editing-duration>P1DT5H40M8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